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3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19.76pt" fo:break-before="auto" style:use-optimal-row-height="true"/>
    </style:style>
    <style:style style:name="ro4" style:family="table-row">
      <style:table-row-properties style:row-height="19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bcc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ffe5ca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1.25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20" style:family="table-cell" style:parent-style-name="Default">
      <style:table-cell-properties style:text-align-source="value-type" style:repeat-content="false"/>
      <style:paragraph-properties fo:margin-left="0pt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eeeeee" fo:border="0.74pt solid #000000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1.25pt solid #000000" fo:border-left="none" fo:border-right="none" fo:border-top="none"/>
      <style:text-properties fo:font-size="8pt" style:font-size-asian="8pt" style:font-size-complex="8pt"/>
    </style:style>
    <style:style style:name="ce57" style:family="table-cell" style:parent-style-name="Default">
      <style:table-cell-properties fo:border="non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1" table:default-cell-style-name="Default"/>
        <table:table-row table:style-name="ro1">
          <table:table-cell table:style-name="ce1"/>
          <table:table-cell table:style-name="ce2" office:value-type="string" calcext:value-type="string">
            <text:p># valid sentences:</text:p>
          </table:table-cell>
          <table:table-cell table:style-name="ce3" office:value-type="float" office:value="1825" calcext:value-type="float">
            <text:p>182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1"/>
          <table:table-cell table:style-name="ce4" office:value-type="string" calcext:value-type="string" table:number-columns-spanned="3" table:number-rows-spanned="1">
            <text:p>Supplemental = <text:span text:style-name="T1">Shortest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number-columns-repeated="2" table:style-name="ce1"/>
          <table:table-cell table:number-columns-repeated="2"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1"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ce16" office:value-type="string" calcext:value-type="string" table:number-columns-spanned="5" table:number-rows-spanned="1">
            <text:p>Cross-Doc</text:p>
          </table:table-cell>
          <table:covered-table-cell table:number-columns-repeated="4" table:style-name="ce13"/>
          <table:table-cell table:number-columns-repeated="1012"/>
        </table:table-row>
        <table:table-row table:style-name="ro3">
          <table:table-cell/>
          <table:table-cell table:style-name="ce1"/>
          <table:table-cell table:style-name="ce5"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style-name="ce17"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rain</text:p>
          </table:table-cell>
          <table:table-cell table:style-name="ce5" office:value-type="float" office:value="2091" calcext:value-type="float">
            <text:p>2091</text:p>
          </table:table-cell>
          <table:table-cell table:style-name="ce5" office:value-type="float" office:value="5922" calcext:value-type="float">
            <text:p>5922</text:p>
          </table:table-cell>
          <table:table-cell table:style-name="ce6" office:value-type="float" office:value="2960" calcext:value-type="float">
            <text:p>2960</text:p>
          </table:table-cell>
          <table:table-cell table:style-name="ce5" office:value-type="float" office:value="2956" calcext:value-type="float">
            <text:p>2956</text:p>
          </table:table-cell>
          <table:table-cell table:style-name="ce6" office:value-type="float" office:value="1402" calcext:value-type="float">
            <text:p>1402</text:p>
          </table:table-cell>
          <table:table-cell table:style-name="ce18" office:value-type="float" office:value="2091" calcext:value-type="float">
            <text:p>2091</text:p>
          </table:table-cell>
          <table:table-cell office:value-type="float" office:value="73935" calcext:value-type="float">
            <text:p>73935</text:p>
          </table:table-cell>
          <table:table-cell table:style-name="ce1" office:value-type="float" office:value="38625" calcext:value-type="float">
            <text:p>38625</text:p>
          </table:table-cell>
          <table:table-cell table:style-name="ce1" office:value-type="float" office:value="35310" calcext:value-type="float">
            <text:p>35310</text:p>
          </table:table-cell>
          <table:table-cell table:style-name="ce1" office:value-type="float" office:value="1501" calcext:value-type="float">
            <text:p>1501</text:p>
          </table:table-cell>
          <table:table-cell table:style-name="ce1" office:value-type="string" calcext:value-type="string">
            <text:p>58,697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/>
          <table:table-cell table:style-name="ce2" office:value-type="string" calcext:value-type="string">
            <text:p>dev</text:p>
          </table:table-cell>
          <table:table-cell table:style-name="ce5" office:value-type="float" office:value="327" calcext:value-type="float">
            <text:p>327</text:p>
          </table:table-cell>
          <table:table-cell table:style-name="ce5" office:value-type="float" office:value="775" calcext:value-type="float">
            <text:p>775</text:p>
          </table:table-cell>
          <table:table-cell table:style-name="ce6" office:value-type="float" office:value="428" calcext:value-type="float">
            <text:p>428</text:p>
          </table:table-cell>
          <table:table-cell table:style-name="ce5" office:value-type="float" office:value="347" calcext:value-type="float">
            <text:p>347</text:p>
          </table:table-cell>
          <table:table-cell table:style-name="ce6" office:value-type="float" office:value="223" calcext:value-type="float">
            <text:p>223</text:p>
          </table:table-cell>
          <table:table-cell table:style-name="ce18" office:value-type="float" office:value="327" calcext:value-type="float">
            <text:p>327</text:p>
          </table:table-cell>
          <table:table-cell office:value-type="float" office:value="8939" calcext:value-type="float">
            <text:p>8939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8,939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/>
          <table:table-cell table:style-name="ce2" office:value-type="string" calcext:value-type="string">
            <text:p>test</text:p>
          </table:table-cell>
          <table:table-cell table:style-name="ce5" office:value-type="float" office:value="2540" calcext:value-type="float">
            <text:p>2540</text:p>
          </table:table-cell>
          <table:table-cell table:style-name="ce5" office:value-type="float" office:value="8512" calcext:value-type="float">
            <text:p>8512</text:p>
          </table:table-cell>
          <table:table-cell table:style-name="ce6" office:value-type="float" office:value="3947" calcext:value-type="float">
            <text:p>3947</text:p>
          </table:table-cell>
          <table:table-cell table:style-name="ce5" office:value-type="float" office:value="4565" calcext:value-type="float">
            <text:p>4565</text:p>
          </table:table-cell>
          <table:table-cell table:style-name="ce6" office:value-type="float" office:value="1705" calcext:value-type="float">
            <text:p>1705</text:p>
          </table:table-cell>
          <table:table-cell table:style-name="ce18" office:value-type="float" office:value="2540" calcext:value-type="float">
            <text:p>2540</text:p>
          </table:table-cell>
          <table:table-cell office:value-type="float" office:value="87415" calcext:value-type="float">
            <text:p>87415</text:p>
          </table:table-cell>
          <table:table-cell table:style-name="ce1" office:value-type="float" office:value="42466" calcext:value-type="float">
            <text:p>42466</text:p>
          </table:table-cell>
          <table:table-cell table:style-name="ce1" office:value-type="float" office:value="44949" calcext:value-type="float">
            <text:p>44949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string" calcext:value-type="string">
            <text:p>87,415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/>
          <table:table-cell table:style-name="ce1" table:number-columns-repeated="4"/>
          <table:table-cell table:number-columns-repeated="2"/>
          <table:table-cell table:style-name="ce1"/>
          <table:table-cell table:style-name="Default"/>
          <table:table-cell table:number-columns-repeated="1015"/>
        </table:table-row>
        <table:table-row table:style-name="ro2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Supplemental = <text:span text:style-name="T1">None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number-columns-repeated="2" table:style-name="ce1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/>
          <table:table-cell table:style-name="Default"/>
          <table:table-cell table:number-columns-repeated="1015"/>
        </table:table-row>
        <table:table-row table:style-name="ro4">
          <table:table-cell table:style-name="ce1" table:number-columns-repeated="2"/>
          <table:table-cell table:style-name="ce5"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office:value-type="string" calcext:value-type="string">
            <text:p># created pairs</text:p>
          </table:table-cell>
          <table:table-cell table:style-name="Default"/>
          <table:table-cell table:style-name="ce5" office:value-type="string" calcext:value-type="string">
            <text:p># unique event</text:p>
            <text:p>Mentions in pair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>
            <text:p>train</text:p>
          </table:table-cell>
          <table:table-cell table:style-name="ce5" office:value-type="float" office:value="2091" calcext:value-type="float">
            <text:p>2091</text:p>
          </table:table-cell>
          <table:table-cell table:style-name="ce5" office:value-type="float" office:value="5922" calcext:value-type="float">
            <text:p>5922</text:p>
          </table:table-cell>
          <table:table-cell table:style-name="ce6" office:value-type="float" office:value="5922" calcext:value-type="float">
            <text:p>5922</text:p>
          </table:table-cell>
          <table:table-cell table:style-name="Default"/>
          <table:table-cell table:style-name="Default" office:value-type="float" office:value="2043" calcext:value-type="float">
            <text:p>2043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" office:value-type="string" calcext:value-type="string">
            <text:p>dev</text:p>
          </table:table-cell>
          <table:table-cell table:style-name="ce5" office:value-type="float" office:value="327" calcext:value-type="float">
            <text:p>327</text:p>
          </table:table-cell>
          <table:table-cell table:style-name="ce5" office:value-type="float" office:value="775" calcext:value-type="float">
            <text:p>775</text:p>
          </table:table-cell>
          <table:table-cell table:style-name="ce6" office:value-type="float" office:value="775" calcext:value-type="float">
            <text:p>775</text:p>
          </table:table-cell>
          <table:table-cell table:style-name="Default"/>
          <table:table-cell table:style-name="Default" office:value-type="float" office:value="323" calcext:value-type="float">
            <text:p>323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" office:value-type="string" calcext:value-type="string">
            <text:p>test</text:p>
          </table:table-cell>
          <table:table-cell table:style-name="ce5" office:value-type="float" office:value="2540" calcext:value-type="float">
            <text:p>2540</text:p>
          </table:table-cell>
          <table:table-cell table:style-name="ce5" office:value-type="float" office:value="8512" calcext:value-type="float">
            <text:p>8512</text:p>
          </table:table-cell>
          <table:table-cell table:style-name="ce6" office:value-type="float" office:value="8512" calcext:value-type="float">
            <text:p>8512</text:p>
          </table:table-cell>
          <table:table-cell table:style-name="Default"/>
          <table:table-cell table:style-name="Default" office:value-type="float" office:value="2504" calcext:value-type="float">
            <text:p>2504</text:p>
          </table:table-cell>
          <table:table-cell table:number-columns-repeated="1017"/>
        </table:table-row>
        <table:table-row table:style-name="ro1" table:number-rows-repeated="4">
          <table:table-cell table:style-name="ce1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 table:number-columns-repeated="5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2" office:value-type="string" calcext:value-type="string" table:number-columns-spanned="2" table:number-rows-spanned="1">
            <text:p>DEV (supp = None)</text:p>
          </table:table-cell>
          <table:covered-table-cell table:style-name="ce5"/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2" office:value-type="string" calcext:value-type="string">
            <text:p>same lemma any</text:p>
          </table:table-cell>
          <table:table-cell table:style-name="ce5" office:value-type="float" office:value="535" calcext:value-type="float">
            <text:p>535</text:p>
          </table:table-cell>
          <table:table-cell table:style-name="ce5" office:value-type="float" office:value="6185" calcext:value-type="float">
            <text:p>6185</text:p>
          </table:table-cell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2" office:value-type="string" calcext:value-type="string">
            <text:p>same lemma all</text:p>
          </table:table-cell>
          <table:table-cell table:style-name="ce5" office:value-type="float" office:value="5385" calcext:value-type="float">
            <text:p>5385</text:p>
          </table:table-cell>
          <table:table-cell table:style-name="ce5" office:value-type="float" office:value="6146" calcext:value-type="float">
            <text:p>6146</text:p>
          </table:table-cell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2" office:value-type="string" calcext:value-type="string">
            <text:p>CosineSim</text:p>
          </table:table-cell>
          <table:table-cell table:style-name="ce5" office:value-type="float" office:value="6122" calcext:value-type="float">
            <text:p>6122</text:p>
          </table:table-cell>
          <table:table-cell table:style-name="ce5" office:value-type="float" office:value="6447" calcext:value-type="float">
            <text:p>6447</text:p>
          </table:table-cell>
          <table:table-cell table:number-columns-repeated="3"/>
          <table:table-cell table:style-name="ce1"/>
          <table:table-cell table:number-columns-repeated="5"/>
          <table:table-cell table:style-name="ce21" office:value-type="string" calcext:value-type="string" table:number-columns-spanned="3" table:number-rows-spanned="1">
            <text:p>Within-Doc</text:p>
          </table:table-cell>
          <table:covered-table-cell table:number-columns-repeated="2" table:style-name="ce27"/>
          <table:table-cell table:style-name="ce21" office:value-type="string" calcext:value-type="string" table:number-columns-spanned="3" table:number-rows-spanned="1">
            <text:p>Cross-Doc</text:p>
          </table:table-cell>
          <table:covered-table-cell table:number-columns-repeated="2" table:style-name="ce27"/>
          <table:table-cell table:number-columns-repeated="1005"/>
        </table:table-row>
        <table:table-row table:style-name="ro1">
          <table:table-cell table:style-name="ce1"/>
          <table:table-cell table:style-name="ce2" office:value-type="string" calcext:value-type="string">
            <text:p>L2</text:p>
          </table:table-cell>
          <table:table-cell table:style-name="ce5" office:value-type="float" office:value="6000" calcext:value-type="float">
            <text:p>6000</text:p>
          </table:table-cell>
          <table:table-cell table:style-name="ce5" office:value-type="float" office:value="6589" calcext:value-type="float">
            <text:p>6589</text:p>
          </table:table-cell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style-name="ce5" office:value-type="string" calcext:value-type="string">
            <text:p>TRAIN</text:p>
          </table:table-cell>
          <table:table-cell table:style-name="ce5" office:value-type="string" calcext:value-type="string">
            <text:p>DEV</text:p>
          </table:table-cell>
          <table:table-cell table:style-name="ce28" office:value-type="string" calcext:value-type="string">
            <text:p>TEST</text:p>
          </table:table-cell>
          <table:table-cell table:style-name="ce5" office:value-type="string" calcext:value-type="string">
            <text:p>TRAIN</text:p>
          </table:table-cell>
          <table:table-cell table:style-name="ce5" office:value-type="string" calcext:value-type="string">
            <text:p>DEV</text:p>
          </table:table-cell>
          <table:table-cell table:style-name="ce5" office:value-type="string" calcext:value-type="string">
            <text:p>TEST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2" office:value-type="string" calcext:value-type="string">
            <text:p>FFNN</text:p>
          </table:table-cell>
          <table:table-cell table:style-name="ce5" table:number-columns-repeated="2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3" office:value-type="string" calcext:value-type="string">
            <text:p># total mentions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9" office:value-type="float" office:value="2540" calcext:value-type="float">
            <text:p>2540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2" office:value-type="float" office:value="2540" calcext:value-type="float">
            <text:p>2540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2" office:value-type="string" calcext:value-type="string">
            <text:p>CCNN_avg</text:p>
          </table:table-cell>
          <table:table-cell table:style-name="ce5" office:value-type="float" office:value="6191" calcext:value-type="float">
            <text:p>6191</text:p>
          </table:table-cell>
          <table:table-cell table:style-name="ce5" office:value-type="float" office:value="6303" calcext:value-type="float">
            <text:p>6303</text:p>
          </table:table-cell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3" office:value-type="string" calcext:value-type="string">
            <text:p># total pairs</text:p>
          </table:table-cell>
          <table:table-cell table:style-name="ce45" office:value-type="float" office:value="5922" calcext:value-type="float">
            <text:p>5922</text:p>
          </table:table-cell>
          <table:table-cell table:style-name="ce45" office:value-type="float" office:value="775" calcext:value-type="float">
            <text:p>775</text:p>
          </table:table-cell>
          <table:table-cell table:style-name="ce28" office:value-type="float" office:value="8512" calcext:value-type="float">
            <text:p>8512</text:p>
          </table:table-cell>
          <table:table-cell table:style-name="ce45" office:value-type="float" office:value="73935" calcext:value-type="float">
            <text:p>73935</text:p>
          </table:table-cell>
          <table:table-cell table:style-name="ce45" office:value-type="float" office:value="8939" calcext:value-type="float">
            <text:p>8939</text:p>
          </table:table-cell>
          <table:table-cell table:style-name="ce45" office:value-type="float" office:value="87415" calcext:value-type="float">
            <text:p>87415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2" office:value-type="string" calcext:value-type="string">
            <text:p>CCNN_ens</text:p>
          </table:table-cell>
          <table:table-cell table:style-name="ce5" office:value-type="float" office:value="6429" calcext:value-type="float">
            <text:p>6429</text:p>
          </table:table-cell>
          <table:table-cell table:style-name="ce5" office:value-type="float" office:value="6322" calcext:value-type="float">
            <text:p>6322</text:p>
          </table:table-cell>
          <table:table-cell table:style-name="ce1" office:value-type="float" office:value="62.3" calcext:value-type="float">
            <text:p>62.3</text:p>
          </table:table-cell>
          <table:table-cell office:value-type="float" office:value="62.96" calcext:value-type="float">
            <text:p>62.96</text:p>
          </table:table-cell>
          <table:table-cell office:value-type="float" office:value="62.44" calcext:value-type="float">
            <text:p>62.44</text:p>
          </table:table-cell>
          <table:table-cell table:style-name="ce1" office:value-type="float" office:value="62.61" calcext:value-type="float">
            <text:p>62.61</text:p>
          </table:table-cell>
          <table:table-cell office:value-type="float" office:value="62.31" calcext:value-type="float">
            <text:p>62.31</text:p>
          </table:table-cell>
          <table:table-cell office:value-type="float" office:value="62.92" calcext:value-type="float">
            <text:p>62.92</text:p>
          </table:table-cell>
          <table:table-cell office:value-type="float" office:value="6336" calcext:value-type="float">
            <text:p>6336</text:p>
          </table:table-cell>
          <table:table-cell/>
          <table:table-cell table:style-name="ce1" office:value-type="string" calcext:value-type="string">
            <text:p># xuids from the pairs (“none”)</text:p>
          </table:table-cell>
          <table:table-cell table:style-name="ce46" office:value-type="float" office:value="2043" calcext:value-type="float">
            <text:p>2043</text:p>
          </table:table-cell>
          <table:table-cell table:style-name="ce46" office:value-type="float" office:value="323" calcext:value-type="float">
            <text:p>323</text:p>
          </table:table-cell>
          <table:table-cell table:style-name="ce46" office:value-type="float" office:value="2504" calcext:value-type="float">
            <text:p>2504</text:p>
          </table:table-cell>
          <table:table-cell table:style-name="ce56" table:number-columns-repeated="3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WD</text:p>
          </table:table-cell>
          <table:table-cell table:style-name="ce5" office:value-type="string" calcext:value-type="string">
            <text:p>CD</text:p>
          </table:table-cell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20" office:value-type="string" calcext:value-type="string">
            <text:p><text:s text:c="6"/># pairs with entity paths</text:p>
          </table:table-cell>
          <table:table-cell table:style-name="ce24" office:value-type="float" office:value="2960" calcext:value-type="float">
            <text:p>2960</text:p>
          </table:table-cell>
          <table:table-cell table:style-name="ce24" office:value-type="float" office:value="428" calcext:value-type="float">
            <text:p>428</text:p>
          </table:table-cell>
          <table:table-cell table:style-name="ce31" office:value-type="float" office:value="3947" calcext:value-type="float">
            <text:p>3947</text:p>
          </table:table-cell>
          <table:table-cell table:style-name="ce24" office:value-type="float" office:value="38625" calcext:value-type="float">
            <text:p>38625</text:p>
          </table:table-cell>
          <table:table-cell table:style-name="ce24" office:value-type="float" office:value="4980" calcext:value-type="float">
            <text:p>4980</text:p>
          </table:table-cell>
          <table:table-cell table:style-name="ce24" office:value-type="float" office:value="42466" calcext:value-type="float">
            <text:p>42466</text:p>
          </table:table-cell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32, 3</text:p>
          </table:table-cell>
          <table:table-cell table:style-name="ce1" office:value-type="string" calcext:value-type="string">
            <text:p>128, 10</text:p>
          </table:table-cell>
          <table:table-cell office:value-type="string" calcext:value-type="string">
            <text:p>128, 3</text:p>
          </table:table-cell>
          <table:table-cell office:value-type="string" calcext:value-type="string">
            <text:p>32, 10</text:p>
          </table:table-cell>
          <table:table-cell table:style-name="ce1" office:value-type="string" calcext:value-type="string">
            <text:p>32, 3</text:p>
          </table:table-cell>
          <table:table-cell office:value-type="string" calcext:value-type="string">
            <text:p>128, 20</text:p>
          </table:table-cell>
          <table:table-cell table:style-name="ce19" office:value-type="string" calcext:value-type="string">
            <text:p>256, 3</text:p>
          </table:table-cell>
          <table:table-cell office:value-type="string" calcext:value-type="string">
            <text:p>128, 20</text:p>
          </table:table-cell>
          <table:table-cell/>
          <table:table-cell table:style-name="ce2" office:value-type="string" calcext:value-type="string">
            <text:p># positive</text:p>
          </table:table-cell>
          <table:table-cell table:style-name="ce5" office:value-type="string" calcext:value-type="string">
            <text:p>258 (9%)</text:p>
          </table:table-cell>
          <table:table-cell table:style-name="ce5" office:value-type="string" calcext:value-type="string">
            <text:p>53 (12%)</text:p>
          </table:table-cell>
          <table:table-cell table:style-name="ce28" office:value-type="string" calcext:value-type="string">
            <text:p>503 (13%)</text:p>
          </table:table-cell>
          <table:table-cell table:style-name="ce5" office:value-type="string" calcext:value-type="string">
            <text:p>5583 (14%)</text:p>
          </table:table-cell>
          <table:table-cell table:style-name="ce5" office:value-type="string" calcext:value-type="string">
            <text:p>876 (18%)</text:p>
          </table:table-cell>
          <table:table-cell table:style-name="ce5" office:value-type="string" calcext:value-type="string">
            <text:p>7716 (18%)</text:p>
          </table:table-cell>
          <table:table-cell table:number-columns-repeated="1005"/>
        </table:table-row>
        <table:table-row table:style-name="ro1">
          <table:table-cell/>
          <table:table-cell table:style-name="ce1" table:number-columns-repeated="4"/>
          <table:table-cell table:number-columns-repeated="2"/>
          <table:table-cell table:style-name="ce1"/>
          <table:table-cell table:number-columns-repeated="4"/>
          <table:table-cell table:style-name="ce2" office:value-type="string" calcext:value-type="string">
            <text:p># negative</text:p>
          </table:table-cell>
          <table:table-cell table:style-name="ce23" office:value-type="string" calcext:value-type="string">
            <text:p>2702 (91%)</text:p>
          </table:table-cell>
          <table:table-cell table:style-name="ce23" office:value-type="string" calcext:value-type="string">
            <text:p>375 (88%)</text:p>
          </table:table-cell>
          <table:table-cell table:style-name="ce30" office:value-type="string" calcext:value-type="string">
            <text:p>3444 (87%)</text:p>
          </table:table-cell>
          <table:table-cell table:style-name="ce23" office:value-type="string" calcext:value-type="string">
            <text:p>33042 (86%)</text:p>
          </table:table-cell>
          <table:table-cell table:style-name="ce23" office:value-type="string" calcext:value-type="string">
            <text:p>4104 (82%)</text:p>
          </table:table-cell>
          <table:table-cell table:style-name="ce23" office:value-type="string" calcext:value-type="string">
            <text:p>34750 (82%)</text:p>
          </table:table-cell>
          <table:table-cell table:number-columns-repeated="1005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32, 5</text:p>
          </table:table-cell>
          <table:table-cell table:style-name="ce1" office:value-type="float" office:value="6242" calcext:value-type="float">
            <text:p>6242</text:p>
          </table:table-cell>
          <table:table-cell table:number-columns-repeated="2"/>
          <table:table-cell table:style-name="ce1"/>
          <table:table-cell table:number-columns-repeated="4"/>
          <table:table-cell table:style-name="ce20" office:value-type="string" calcext:value-type="string">
            <text:p><text:s text:c="6"/># pairs without entity paths</text:p>
          </table:table-cell>
          <table:table-cell table:style-name="ce24" office:value-type="float" office:value="2956" calcext:value-type="float">
            <text:p>2956</text:p>
          </table:table-cell>
          <table:table-cell table:style-name="ce24" office:value-type="float" office:value="347" calcext:value-type="float">
            <text:p>347</text:p>
          </table:table-cell>
          <table:table-cell table:style-name="ce31" office:value-type="float" office:value="4565" calcext:value-type="float">
            <text:p>4565</text:p>
          </table:table-cell>
          <table:table-cell table:style-name="ce24" office:value-type="float" office:value="35310" calcext:value-type="float">
            <text:p>35310</text:p>
          </table:table-cell>
          <table:table-cell table:style-name="ce24" office:value-type="float" office:value="3959" calcext:value-type="float">
            <text:p>3959</text:p>
          </table:table-cell>
          <table:table-cell table:style-name="ce24" office:value-type="float" office:value="44949" calcext:value-type="float">
            <text:p>44949</text:p>
          </table:table-cell>
          <table:table-cell table:number-columns-repeated="1005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32, 3</text:p>
          </table:table-cell>
          <table:table-cell table:style-name="ce1" office:value-type="float" office:value="62.61" calcext:value-type="float">
            <text:p>62.61</text:p>
          </table:table-cell>
          <table:table-cell table:style-name="ce5" office:value-type="float" office:value="6322" calcext:value-type="float">
            <text:p>6322</text:p>
          </table:table-cell>
          <table:table-cell/>
          <table:table-cell table:style-name="ce1"/>
          <table:table-cell table:number-columns-repeated="4"/>
          <table:table-cell table:style-name="ce2" office:value-type="string" calcext:value-type="string">
            <text:p># positive</text:p>
          </table:table-cell>
          <table:table-cell table:style-name="ce5" office:value-type="string" calcext:value-type="string">
            <text:p>252 (9%)</text:p>
          </table:table-cell>
          <table:table-cell table:style-name="ce5" office:value-type="string" calcext:value-type="string">
            <text:p>31 (9%)</text:p>
          </table:table-cell>
          <table:table-cell table:style-name="ce32" office:value-type="string" calcext:value-type="string">
            <text:p>559 (12%)</text:p>
          </table:table-cell>
          <table:table-cell table:style-name="ce5" office:value-type="string" calcext:value-type="string">
            <text:p>4201 (12%)</text:p>
          </table:table-cell>
          <table:table-cell table:style-name="ce5" office:value-type="string" calcext:value-type="string">
            <text:p>671 (17%)</text:p>
          </table:table-cell>
          <table:table-cell table:style-name="ce5" office:value-type="string" calcext:value-type="string">
            <text:p>6460 (14%)</text:p>
          </table:table-cell>
          <table:table-cell table:number-columns-repeated="1005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32, 10</text:p>
          </table:table-cell>
          <table:table-cell table:style-name="ce1" office:value-type="float" office:value="62.44" calcext:value-type="float">
            <text:p>62.44</text:p>
          </table:table-cell>
          <table:table-cell table:number-columns-repeated="2"/>
          <table:table-cell table:style-name="ce1"/>
          <table:table-cell table:number-columns-repeated="4"/>
          <table:table-cell table:style-name="ce2" office:value-type="string" calcext:value-type="string">
            <text:p># negative</text:p>
          </table:table-cell>
          <table:table-cell table:style-name="ce24" office:value-type="string" calcext:value-type="string">
            <text:p>2704 (91%)</text:p>
          </table:table-cell>
          <table:table-cell table:style-name="ce24" office:value-type="string" calcext:value-type="string">
            <text:p>316 (91%)</text:p>
          </table:table-cell>
          <table:table-cell table:style-name="ce31" office:value-type="string" calcext:value-type="string">
            <text:p>4006 (88%)</text:p>
          </table:table-cell>
          <table:table-cell table:style-name="ce24" office:value-type="string" calcext:value-type="string">
            <text:p>31109 (88%)</text:p>
          </table:table-cell>
          <table:table-cell table:style-name="ce24" office:value-type="string" calcext:value-type="string">
            <text:p>3288 (83%)</text:p>
          </table:table-cell>
          <table:table-cell table:style-name="ce24" office:value-type="string" calcext:value-type="string">
            <text:p>38489 (86%)</text:p>
          </table:table-cell>
          <table:table-cell table:number-columns-repeated="1005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32, 20</text:p>
          </table:table-cell>
          <table:table-cell table:style-name="ce1" office:value-type="float" office:value="61.93" calcext:value-type="float">
            <text:p>61.93</text:p>
          </table:table-cell>
          <table:table-cell office:value-type="float" office:value="61.98" calcext:value-type="float">
            <text:p>61.98</text:p>
          </table:table-cell>
          <table:table-cell/>
          <table:table-cell table:style-name="ce1"/>
          <table:table-cell table:number-columns-repeated="8"/>
          <table:table-cell table:style-name="ce1" table:number-columns-repeated="3"/>
          <table:table-cell table:number-columns-repeated="1005"/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table:style-name="Default"/>
          <table:table-cell/>
          <table:table-cell table:style-name="ce1"/>
          <table:table-cell table:number-columns-repeated="4"/>
          <table:table-cell table:style-name="ce1" office:value-type="string" calcext:value-type="string">
            <text:p># sentences they span (“none”)</text:p>
          </table:table-cell>
          <table:table-cell table:style-name="ce45" office:value-type="float" office:value="682" calcext:value-type="float">
            <text:p>682</text:p>
          </table:table-cell>
          <table:table-cell table:style-name="ce45" office:value-type="float" office:value="133" calcext:value-type="float">
            <text:p>133</text:p>
          </table:table-cell>
          <table:table-cell table:style-name="ce45" office:value-type="float" office:value="922" calcext:value-type="float">
            <text:p>922</text:p>
          </table:table-cell>
          <table:table-cell table:style-name="ce1" table:number-columns-repeated="3"/>
          <table:table-cell table:number-columns-repeated="1005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128, 3</text:p>
          </table:table-cell>
          <table:table-cell table:style-name="ce1" office:value-type="float" office:value="62.96" calcext:value-type="float">
            <text:p>62.96</text:p>
          </table:table-cell>
          <table:table-cell table:number-columns-repeated="2"/>
          <table:table-cell table:style-name="ce1"/>
          <table:table-cell table:number-columns-repeated="4"/>
          <table:table-cell table:style-name="ce1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551" calcext:value-type="float">
            <text:p>551</text:p>
          </table:table-cell>
          <table:table-cell table:style-name="ce57" table:number-columns-repeated="3"/>
          <table:table-cell table:number-columns-repeated="1005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128, 20</text:p>
          </table:table-cell>
          <table:table-cell table:style-name="ce1" office:value-type="float" office:value="62.31" calcext:value-type="float">
            <text:p>62.31</text:p>
          </table:table-cell>
          <table:table-cell table:style-name="Default" office:value-type="float" office:value="6336" calcext:value-type="float">
            <text:p>6336</text:p>
          </table:table-cell>
          <table:table-cell/>
          <table:table-cell table:style-name="ce1"/>
          <table:table-cell table:number-columns-repeated="4"/>
          <table:table-cell table:style-name="ce1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371" calcext:value-type="float">
            <text:p>371</text:p>
          </table:table-cell>
          <table:table-cell table:style-name="ce1" table:number-columns-repeated="3"/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7"/>
          <table:table-cell table:style-name="ce1" table:number-columns-repeated="3"/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1"/>
          <table:table-cell table:style-name="ce26" table:number-columns-spanned="2" table:number-rows-spanned="1"/>
          <table:covered-table-cell table:style-name="ce1"/>
          <table:table-cell table:style-name="ce26" table:number-columns-spanned="2" table:number-rows-spanned="1"/>
          <table:covered-table-cell table:style-name="ce1"/>
          <table:table-cell table:style-name="ce1" table:number-columns-repeated="2"/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1"/>
          <table:table-cell table:style-name="ce26" table:number-columns-spanned="2" table:number-rows-spanned="1"/>
          <table:covered-table-cell table:style-name="ce1"/>
          <table:table-cell table:style-name="ce26" table:number-columns-spanned="2" table:number-rows-spanned="1"/>
          <table:covered-table-cell table:style-name="ce1"/>
          <table:table-cell table:style-name="ce1" table:number-columns-repeated="2"/>
          <table:table-cell table:number-columns-repeated="100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1"/>
          <table:table-cell table:style-name="ce5" table:number-columns-repeated="4"/>
          <table:table-cell table:style-name="ce1" table:number-columns-repeated="2"/>
          <table:table-cell table:number-columns-repeated="1005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1" table:number-columns-repeated="7"/>
          <table:table-cell table:number-columns-repeated="1005"/>
        </table:table-row>
        <table:table-row table:style-name="ro1">
          <table:table-cell table:number-columns-repeated="5"/>
          <table:table-cell table:style-name="ce2"/>
          <table:table-cell table:style-name="ce5"/>
          <table:table-cell/>
          <table:table-cell table:style-name="Default"/>
          <table:table-cell table:style-name="ce5" table:number-columns-repeated="3"/>
          <table:table-cell table:style-name="ce1" table:number-columns-repeated="7"/>
          <table:table-cell table:number-columns-repeated="1005"/>
        </table:table-row>
        <table:table-row table:style-name="ro1">
          <table:table-cell table:number-columns-repeated="5"/>
          <table:table-cell table:style-name="ce2"/>
          <table:table-cell table:style-name="ce5"/>
          <table:table-cell/>
          <table:table-cell table:style-name="Default"/>
          <table:table-cell table:style-name="ce5" table:number-columns-repeated="3"/>
          <table:table-cell table:number-columns-repeated="1012"/>
        </table:table-row>
        <table:table-row table:style-name="ro1" table:number-rows-repeated="9">
          <table:table-cell table:number-columns-repeated="5"/>
          <table:table-cell table:style-name="ce2"/>
          <table:table-cell table:style-name="ce5" table:number-columns-repeated="6"/>
          <table:table-cell table:number-columns-repeated="1012"/>
        </table:table-row>
        <table:table-row table:style-name="ro1" table:number-rows-repeated="7">
          <table:table-cell table:number-columns-repeated="6"/>
          <table:table-cell table:style-name="ce5" table:number-columns-repeated="6"/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style-name="ce15" table:number-columns-repeated="6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2:13:43.004745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20:08.294161626</meta:creation-date>
    <meta:generator>LibreOffice/6.0.7.3$Linux_X86_64 LibreOffice_project/00m0$Build-3</meta:generator>
    <dc:date>2019-04-10T16:22:40.308045752</dc:date>
    <meta:editing-duration>P1DT53M20S</meta:editing-duration>
    <meta:editing-cycles>76</meta:editing-cycles>
    <meta:document-statistic meta:table-count="1" meta:cell-count="204" meta:object-count="0"/>
  </office:meta>
</office:document-meta>
</file>